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izedJackson2JsonDecoderTests.stringBuffer( String value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izedJackson2Json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izedJackson2JsonDecoderTests.CustomizedJackson2Json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ustomizedDecoderBea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DecoderWithCustomization.customizeReader( ObjectReader reader , ResolvableType elementTyp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ustomizedDecoderBean.setProperty( MyCustomDecoderEnum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edJackson2JsonDecoder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izedJackson2Json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stomizedJackson2JsonDecoderTests.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edJackson2JsonDecoderTest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